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tto</mi>
            <mi mathvariant="italic">get</mi>
            <mi mathvariant="italic">the</mi>
            <mrow>
              <mrow>
                <mi/>
                <mo stretchy="false">−</mo>
                <mrow>
                  <mo stretchy="false">−</mo>
                  <mi mathvariant="italic">average</mi>
                </mrow>
              </mrow>
              <mo stretchy="false">−</mo>
              <mrow>
                <mo stretchy="false">−</mo>
                <mi/>
              </mrow>
            </mrow>
            <mi mathvariant="italic">of</mi>
            <mi>a</mi>
            <mi mathvariant="italic">function</mi>
            <mi mathvariant="italic">oover</mi>
            <mi mathvariant="italic">an</mi>
            <mi mathvariant="italic">interval</mi>
            <mi mathvariant="normal">:</mi>
          </mrow>
        </mtd>
      </mtr>
      <mtr>
        <mtd>
          <mrow>
            <mrow>
              <mo stretchy="false">[</mo>
              <mrow>
                <mi>a</mi>
                <mi>,</mi>
                <mi>b</mi>
              </mrow>
              <mo stretchy="false">]</mo>
            </mrow>
            <mi mathvariant="italic">is</mi>
          </mrow>
        </mtd>
      </mtr>
      <mtr>
        <mtd>
          <mrow>
            <mn>...............................</mn>
          </mrow>
        </mtd>
      </mtr>
      <mtr>
        <mtd>
          <mrow>
            <mrow>
              <mi mathvariant="italic">average</mi>
              <mo stretchy="false">=</mo>
              <mfrac>
                <mn>1</mn>
                <mrow>
                  <mrow>
                    <mi>b</mi>
                    <mo stretchy="false">−</mo>
                    <mi>a</mi>
                  </mrow>
                </mrow>
              </mfrac>
            </mrow>
            <mrow>
              <munderover>
                <mo stretchy="false">∫</mo>
                <mi>a</mi>
                <mi>b</mi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i mathvariant="italic">dx</mi>
          </mrow>
        </mtd>
      </mtr>
      <mtr>
        <mtd>
          <mrow>
            <mn>....................................</mn>
          </mrow>
        </mtd>
      </mtr>
      <mtr>
        <mtd>
          <mrow/>
        </mtd>
      </mtr>
      <mtr>
        <mtd>
          <mrow>
            <mi mathvariant="italic">there</mi>
            <mi mathvariant="italic">is</mi>
            <mi>a</mi>
            <mi mathvariant="italic">value</mi>
            <mtext>c</mtext>
            <mi mathvariant="italic">between</mi>
            <mi>a</mi>
            <mi mathvariant="italic">aand</mi>
            <mi>b</mi>
            <mrow>
              <mrow>
                <mi>a</mi>
                <mo stretchy="false">&lt;</mo>
                <mi>c</mi>
              </mrow>
              <mo stretchy="false">&lt;</mo>
              <mi>b</mi>
            </mrow>
          </mrow>
        </mtd>
      </mtr>
      <mtr>
        <mtd>
          <mrow>
            <mrow>
              <msub>
                <mi>f</mi>
                <mi mathvariant="italic">avg</mi>
              </msub>
              <mo stretchy="false">=</mo>
              <mi>f</mi>
            </mrow>
            <mrow>
              <mo stretchy="false">(</mo>
              <mrow>
                <mi>c</mi>
              </mrow>
              <mo stretchy="false">)</mo>
            </mrow>
          </mrow>
        </mtd>
      </mtr>
      <mtr>
        <mtd>
          <mrow>
            <mi>c</mi>
            <mi mathvariant="italic">satisfies</mi>
            <mi mathvariant="italic">the</mi>
            <mi mathvariant="italic">mean</mi>
            <mi mathvariant="italic">value</mi>
            <mi mathvariant="italic">theorem</mi>
          </mrow>
        </mtd>
      </mtr>
      <mtr>
        <mtd>
          <mrow/>
        </mtd>
      </mtr>
      <mtr>
        <mtd>
          <mrow>
            <mi mathvariant="italic">area</mi>
            <mi mathvariant="italic">between</mi>
            <mi mathvariant="italic">curves</mi>
          </mrow>
        </mtd>
      </mtr>
      <mtr>
        <mtd>
          <mrow>
            <mrow>
              <mi>A</mi>
              <mo stretchy="false">=</mo>
              <mrow>
                <mo stretchy="false">∫</mo>
                <mrow>
                  <mo stretchy="false">(</mo>
                  <mrow>
                    <mrow>
                      <mi mathvariant="italic">upper</mi>
                      <mrow>
                        <mi mathvariant="italic">function</mi>
                        <mo stretchy="false">−</mo>
                        <mi mathvariant="italic">lower</mi>
                      </mrow>
                      <mi mathvariant="italic">function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A</mi>
              <mo stretchy="false">=</mo>
              <mrow>
                <mo stretchy="false">∫</mo>
                <mrow>
                  <mo stretchy="false">(</mo>
                  <mrow>
                    <mi mathvariant="italic">riight</mi>
                    <mrow>
                      <mi mathvariant="italic">function</mi>
                      <mo stretchy="false">−</mo>
                      <mi mathvariant="italic">leeft</mi>
                    </mrow>
                    <mi mathvariant="italic">function</mi>
                  </mrow>
                  <mo stretchy="false">)</mo>
                </mrow>
              </mrow>
            </mrow>
          </mrow>
        </mtd>
      </mtr>
      <mtr>
        <mtd>
          <mrow/>
        </mtd>
      </mtr>
    </mtable>
    <annotation encoding="StarMath 5.0">tto get the ~--average--~ of a function oover an interval : newline  [a, b] is newline   ............................... newline average = 1 over {b - a} int from a to b f (x) dx newline .................................... newline

newline there is a value "c" between a aand b a &lt; c &lt; b newline
f_avg = f(c) newline
c satisfies the mean value theorem newline newline

area between curves newline
A = int({upper function - lower function}) newline
A = int (riight function - leeft function)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3:11:39</meta:creation-date>
    <meta:generator>LibreOffice/3.5$Linux_x86 LibreOffice_project/350m1$Build-2</meta:generator>
  </office:meta>
</office:document-meta>
</file>